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offset</text:p>
          </table:table-cell>
          <table:table-cell table:style-name="ce4" office:value-type="string" calcext:value-type="string">
            <text:p>address</text:p>
          </table:table-cell>
          <table:table-cell table:style-name="ce7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2</text:p>
          </table:table-cell>
          <table:table-cell office:value-type="string" calcext:value-type="string">
            <text:p>TVM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ice ID</text:p>
          </table:table-cell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N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VSTAT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IZE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CNT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CNT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CA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CA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CB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CB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GON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Z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SE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CODE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CTL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CTL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PN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PN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C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C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CN2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CN3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C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SZ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OFN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OF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N2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N2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N3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N3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EF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GH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IJ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KL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MN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5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OP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AB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CD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EF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GH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IJ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KL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MN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OP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I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D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I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D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XI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XD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YI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YDN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I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D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I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D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XI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XD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YI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YDN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N2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N2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XN3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N3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M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CSTAU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CSTA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TA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TA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a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T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KT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M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R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AOF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NR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NR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PT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SX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SY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EX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EY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SX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SY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EX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EY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TL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TL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TLC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TL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WTA0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d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WTA1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OF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OF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NCLEN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PRM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CT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CCM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C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S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S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SC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SD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NA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N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RL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FEN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FSL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G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B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BG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1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 table:number-rows-repeated="10484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25:29.574610077</meta:creation-date>
    <dc:date>2025-02-06T16:21:37.495061301</dc:date>
    <meta:editing-duration>PT3H5M11S</meta:editing-duration>
    <meta:editing-cycles>2</meta:editing-cycles>
    <meta:generator>LibreOffice/24.2.7.2$Linux_X86_64 LibreOffice_project/420$Build-2</meta:generator>
    <meta:document-statistic meta:table-count="1" meta:cell-count="794" meta:object-count="0"/>
  </office:meta>
</office:document-meta>
</file>